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KakuProN-W3" svg:font-family="HiraKakuProN-W3"/>
    <style:font-face style:name="Liberation Sans" svg:font-family="'Liberation Sans'" style:font-family-generic="swiss" style:font-pitch="variable"/>
    <style:font-face style:name="Meiryo UI" svg:font-family="'Meiryo UI'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0.651cm"/>
    </style:style>
    <style:style style:name="co2" style:family="table-column">
      <style:table-column-properties fo:break-before="auto" style:column-width="2.771cm"/>
    </style:style>
    <style:style style:name="co3" style:family="table-column">
      <style:table-column-properties fo:break-before="auto" style:column-width="12.395cm"/>
    </style:style>
    <style:style style:name="co4" style:family="table-column">
      <style:table-column-properties fo:break-before="auto" style:column-width="1.009cm"/>
    </style:style>
    <style:style style:name="co5" style:family="table-column">
      <style:table-column-properties fo:break-before="auto" style:column-width="6.683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eiryo UI" style:font-name-asian="Meiryo UI"/>
    </style:style>
    <style:style style:name="ce6" style:family="table-cell" style:parent-style-name="Default">
      <style:text-properties style:font-name="Meiryo UI" style:font-name-asian="Meiryo UI"/>
    </style:style>
    <style:style style:name="ce7" style:family="table-cell" style:parent-style-name="Default">
      <style:text-properties fo:color="#000000" style:font-name="Meiryo UI" fo:language="none" fo:country="none" style:font-name-asian="Meiryo UI" style:language-asian="none" style:country-asian="none" style:font-name-complex="HiraKakuProN-W3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AutoFeeder_Drum-typ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6378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指定子</text:p>
          </table:table-cell>
          <table:table-cell table:style-name="ce1" office:value-type="string" calcext:value-type="string">
            <text:p>パッケージ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供給業者、参考資料</text:p>
          </table:table-cell>
          <table:table-cell/>
          <table:table-cell office:value-type="string" calcext:value-type="string">
            <text:p>販売コード</text:p>
          </table:table-cell>
          <table:table-cell table:number-columns-repeated="2"/>
          <table:table-cell office:value-type="string" calcext:value-type="string">
            <text:p>購入数</text:p>
          </table:table-cell>
          <table:table-cell office:value-type="string" calcext:value-type="string">
            <text:p>価格合計</text:p>
          </table:table-cell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u</text:p>
          </table:table-cell>
          <table:table-cell table:number-columns-repeated="6"/>
          <table:table-cell table:style-name="Default" table:formula="of:=[.I2]*[.K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,C6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</text:p>
          </table:table-cell>
          <table:table-cell table:number-columns-repeated="6"/>
          <table:table-cell table:style-name="Default" table:formula="of:=[.I3]*[.K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number-columns-repeated="6"/>
          <table:table-cell table:style-name="Default" table:formula="of:=[.I4]*[.K4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</text:p>
          </table:table-cell>
          <table:table-cell table:number-columns-repeated="2"/>
          <table:table-cell office:value-type="float" office:value="116143" calcext:value-type="float">
            <text:p>11614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formula="of:=[.I5]*[.K5]" office:value-type="float" office:value="110" calcext:value-type="float">
            <text:p>110</text:p>
          </table:table-cell>
          <table:table-cell office:value-type="string" calcext:value-type="string">
            <text:p>x40個入り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table:number-columns-repeated="2"/>
          <table:table-cell office:value-type="float" office:value="114526" calcext:value-type="float">
            <text:p>1145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formula="of:=[.I6]*[.K6]" office:value-type="float" office:value="100" calcext:value-type="float">
            <text:p>100</text:p>
          </table:table-cell>
          <table:table-cell office:value-type="string" calcext:value-type="string">
            <text:p>x20個入り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2,D1</text:p>
          </table:table-cell>
          <table:table-cell office:value-type="string" calcext:value-type="string">
            <text:p>D_SOD-32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S355VM</text:p>
          </table:table-cell>
          <table:table-cell table:number-columns-repeated="6"/>
          <table:table-cell table:style-name="Default" table:formula="of:=[.I7]*[.K7]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黄色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11880" calcext:value-type="float">
            <text:p>111880</text:p>
          </table:table-cell>
          <table:table-cell office:value-type="float" office:value="100" calcext:value-type="float">
            <text:p>100</text:p>
          </table:table-cell>
          <table:table-cell table:formula="of:=[.I8]*[.D8]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I8]*[.K8]" office:value-type="float" office:value="100" calcext:value-type="float">
            <text:p>100</text:p>
          </table:table-cell>
          <table:table-cell office:value-type="string" calcext:value-type="string">
            <text:p>x10個入り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ED 白色</text:p>
          </table:table-cell>
          <table:table-cell table:number-columns-repeated="2"/>
          <table:table-cell office:value-type="float" office:value="111882" calcext:value-type="float">
            <text:p>111882</text:p>
          </table:table-cell>
          <table:table-cell office:value-type="float" office:value="200" calcext:value-type="float">
            <text:p>200</text:p>
          </table:table-cell>
          <table:table-cell table:formula="of:=[.I9]*[.D9]" office:value-type="float" office:value="200" calcext:value-type="float">
            <text:p>2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I9]*[.K9]" office:value-type="float" office:value="400" calcext:value-type="float">
            <text:p>400</text:p>
          </table:table-cell>
          <table:table-cell office:value-type="string" calcext:value-type="string">
            <text:p>x20個入り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6</text:p>
          </table:table-cell>
          <table:table-cell table:number-columns-repeated="6"/>
          <table:table-cell table:style-name="Default" table:formula="of:=[.I10]*[.K1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table:number-columns-repeated="6"/>
          <table:table-cell table:style-name="Default" table:formula="of:=[.I11]*[.K1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2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table:number-columns-repeated="6"/>
          <table:table-cell table:style-name="Default" table:formula="of:=[.I12]*[.K1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table:number-columns-repeated="6"/>
          <table:table-cell table:style-name="Default" table:formula="of:=[.I13]*[.K1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6,J5</text:p>
          </table:table-cell>
          <table:table-cell office:value-type="string" calcext:value-type="string">
            <text:p>PinHeader_1x01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 table:number-columns-repeated="6"/>
          <table:table-cell table:style-name="Default" table:formula="of:=[.I14]*[.K1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table:number-columns-repeated="6"/>
          <table:table-cell table:style-name="Default" table:formula="of:=[.I15]*[.K1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eader_1x02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table:number-columns-repeated="6"/>
          <table:table-cell table:style-name="Default" table:formula="of:=[.I16]*[.K1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SolderJumper-3_P1.3mm_Bridged12_RoundedPad1.0x1.5mm_NumberLab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3_Bridged12</text:p>
          </table:table-cell>
          <table:table-cell table:number-columns-repeated="6"/>
          <table:table-cell table:style-name="Default" table:formula="of:=[.I17]*[.K1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SolderJumper-3_P1.3mm_Bridged12_Rounded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3_Bridged12</text:p>
          </table:table-cell>
          <table:table-cell table:number-columns-repeated="6"/>
          <table:table-cell table:style-name="Default" table:formula="of:=[.I18]*[.K1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DC</text:p>
          </table:table-cell>
          <table:table-cell table:number-columns-repeated="6"/>
          <table:table-cell table:style-name="Default" table:formula="of:=[.I19]*[.K1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1,R2,R1,R10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k</text:p>
          </table:table-cell>
          <table:table-cell table:number-columns-repeated="6"/>
          <table:table-cell table:style-name="Default" table:formula="of:=[.I20]*[.K2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table:number-columns-repeated="6"/>
          <table:table-cell table:style-name="Default" table:formula="of:=[.I21]*[.K2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6"/>
          <table:table-cell table:style-name="Default" table:formula="of:=[.I22]*[.K2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,R3,R4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number-columns-repeated="6"/>
          <table:table-cell table:style-name="Default" table:formula="of:=[.I23]*[.K2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</text:p>
          </table:table-cell>
          <table:table-cell table:number-columns-repeated="6"/>
          <table:table-cell table:style-name="Default" table:formula="of:=[.I24]*[.K2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table:number-columns-repeated="6"/>
          <table:table-cell table:style-name="Default" table:formula="of:=[.I25]*[.K2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V2,RV1</text:p>
          </table:table-cell>
          <table:table-cell office:value-type="string" calcext:value-type="string">
            <text:p>Potentiometer_ACP_CA6-H2,5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 →100k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13740" calcext:value-type="float">
            <text:p>113740</text:p>
          </table:table-cell>
          <table:table-cell office:value-type="float" office:value="40" calcext:value-type="float">
            <text:p>40</text:p>
          </table:table-cell>
          <table:table-cell table:formula="of:=[.I26]*[.D26]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Default" table:formula="of:=[.I26]*[.K26]" office:value-type="float" office:value="160" calcext:value-type="float">
            <text:p>160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float" office:value="113739" calcext:value-type="float">
            <text:p>113739</text:p>
          </table:table-cell>
          <table:table-cell office:value-type="float" office:value="40" calcext:value-type="float">
            <text:p>40</text:p>
          </table:table-cell>
          <table:table-cell table:formula="of:=[.I27]*[.D27]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Default" table:formula="of:=[.I27]*[.K27]" office:value-type="float" office:value="160" calcext:value-type="float">
            <text:p>160</text:p>
          </table:table-cell>
          <table:table-cell table:number-columns-repeated="16372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半固定ボリューム GF063P 50kΩ</text:p>
          </table:table-cell>
          <table:table-cell table:number-columns-repeated="2"/>
          <table:table-cell office:value-type="float" office:value="114908" calcext:value-type="float">
            <text:p>114908</text:p>
          </table:table-cell>
          <table:table-cell office:value-type="float" office:value="30" calcext:value-type="float">
            <text:p>30</text:p>
          </table:table-cell>
          <table:table-cell table:formula="of:=[.I28]*[.D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Default" table:formula="of:=[.I28]*[.K28]" office:value-type="float" office:value="120" calcext:value-type="float">
            <text:p>120</text:p>
          </table:table-cell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HMU26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HU26</text:p>
          </table:table-cell>
          <table:table-cell table:number-columns-repeated="6"/>
          <table:table-cell table:style-name="Default" table:formula="of:=[.I29]*[.K2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NZ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Z1023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09668" calcext:value-type="float">
            <text:p>109668</text:p>
          </table:table-cell>
          <table:table-cell office:value-type="float" office:value="20" calcext:value-type="float">
            <text:p>20</text:p>
          </table:table-cell>
          <table:table-cell table:formula="of:=[.I30]*[.D30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Default" table:formula="of:=[.I30]*[.K30]"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6F1705-I/SO</text:p>
          </table:table-cell>
          <table:table-cell table:number-columns-repeated="2"/>
          <table:table-cell office:value-type="float" office:value="113571" calcext:value-type="float">
            <text:p>113571</text:p>
          </table:table-cell>
          <table:table-cell office:value-type="float" office:value="170" calcext:value-type="float">
            <text:p>170</text:p>
          </table:table-cell>
          <table:table-cell table:formula="of:=[.I31]*[.D31]"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style-name="Default" table:formula="of:=[.I31]*[.K31]" office:value-type="float" office:value="680" calcext:value-type="float">
            <text:p>68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XBM5210-S <text:s text:c="2"/>BD6231(36V耐圧)</text:p>
          </table:table-cell>
          <table:table-cell table:number-columns-repeated="2"/>
          <table:table-cell office:value-type="float" office:value="105088" calcext:value-type="float">
            <text:p>105088</text:p>
          </table:table-cell>
          <table:table-cell office:value-type="float" office:value="200" calcext:value-type="float">
            <text:p>200</text:p>
          </table:table-cell>
          <table:table-cell table:formula="of:=[.I32]*[.D32]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Default" table:formula="of:=[.I32]*[.K32]" office:value-type="float" office:value="400" calcext:value-type="float">
            <text:p>400</text:p>
          </table:table-cell>
          <table:table-cell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P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5600</text:p>
          </table:table-cell>
          <table:table-cell table:number-columns-repeated="6"/>
          <table:table-cell table:style-name="Default" table:formula="of:=[.I33]*[.K3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NJL5901A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L5901AR-1</text:p>
          </table:table-cell>
          <table:table-cell table:number-columns-repeated="6"/>
          <table:table-cell table:style-name="Default" table:formula="of:=[.I34]*[.K3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8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L05_SOT89 <text:s/>NJM78L05SU3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11320" calcext:value-type="float">
            <text:p>111320</text:p>
          </table:table-cell>
          <table:table-cell office:value-type="float" office:value="30" calcext:value-type="float">
            <text:p>30</text:p>
          </table:table-cell>
          <table:table-cell table:formula="of:=[.I35]*[.D35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Default" table:formula="of:=[.I35]*[.K35]" office:value-type="float" office:value="120" calcext:value-type="float">
            <text:p>120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atteryHolder_Keystone_2466_1xAAA</text:p>
          </table:table-cell>
          <table:table-cell table:number-columns-repeated="2"/>
          <table:table-cell office:value-type="float" office:value="102670" calcext:value-type="float">
            <text:p>102670</text:p>
          </table:table-cell>
          <table:table-cell office:value-type="float" office:value="40" calcext:value-type="float">
            <text:p>40</text:p>
          </table:table-cell>
          <table:table-cell table:formula="of:=[.I36]*[.D36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Default" table:formula="of:=[.I36]*[.K36]" office:value-type="float" office:value="160" calcext:value-type="float">
            <text:p>160</text:p>
          </table:table-cell>
          <table:table-cell table:number-columns-repeated="1637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トロイダルコア FT-37-75</text:p>
          </table:table-cell>
          <table:table-cell table:number-columns-repeated="2"/>
          <table:table-cell office:value-type="float" office:value="116922" calcext:value-type="float">
            <text:p>116922</text:p>
          </table:table-cell>
          <table:table-cell office:value-type="float" office:value="150" calcext:value-type="float">
            <text:p>150</text:p>
          </table:table-cell>
          <table:table-cell table:formula="of:=[.I37]*[.D37]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Default" table:formula="of:=[.I37]*[.K37]" office:value-type="float" office:value="600" calcext:value-type="float">
            <text:p>600</text:p>
          </table:table-cell>
          <table:table-cell table:number-columns-repeated="1637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種ポリウレタン銅線 2UEW 0.4mm 10m</text:p>
          </table:table-cell>
          <table:table-cell table:number-columns-repeated="2"/>
          <table:table-cell office:value-type="float" office:value="113709" calcext:value-type="float">
            <text:p>113709</text:p>
          </table:table-cell>
          <table:table-cell office:value-type="float" office:value="220" calcext:value-type="float">
            <text:p>220</text:p>
          </table:table-cell>
          <table:table-cell table:formula="of:=[.I38]*[.D38]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Default" table:formula="of:=[.I38]*[.K38]" office:value-type="float" office:value="220" calcext:value-type="float">
            <text:p>220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Default" table:formula="of:=[.I39]*[.K3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 table:formula="of:=[.I40]*[.K4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Default" table:formula="of:=[.I41]*[.K4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Default" table:formula="of:=[.I42]*[.K4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formula="of:=SUM([.J2:.J42])" office:value-type="float" office:value="1350" calcext:value-type="float">
            <text:p>1350</text:p>
          </table:table-cell>
          <table:table-cell/>
          <table:table-cell table:formula="of:=SUM([.L2:.L42])" office:value-type="float" office:value="3410" calcext:value-type="float">
            <text:p>3410</text:p>
          </table:table-cell>
          <table:table-cell table:number-columns-repeated="1637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AutoFeeder_Drum-type'.A1:'AutoFeeder_Drum-type'.F3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KakuProN-W3" svg:font-family="HiraKakuProN-W3"/>
    <style:font-face style:name="Liberation Sans" svg:font-family="'Liberation Sans'" style:font-family-generic="swiss" style:font-pitch="variable"/>
    <style:font-face style:name="Meiryo UI" svg:font-family="'Meiryo UI'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体" style:font-family-generic="roman" style:font-pitch="variable" fo:font-size="12pt" fo:language="en" fo:country="US" style:letter-kerning="true" style:font-family-asian="游明朝体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体" style:font-family-asian="游ゴシック体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00/00/00</text:date>, <text:time style:data-style-name="N2" text:time-value="16:43:02.4694241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2T19:08:06.501877704</dc:date>
    <meta:editing-duration>PT22H44M42S</meta:editing-duration>
    <meta:editing-cycles>15</meta:editing-cycles>
    <meta:generator>LibreOffice/7.6.7.2$MacOSX_AARCH64 LibreOffice_project/dd47e4b30cb7dab30588d6c79c651f218165e3c5</meta:generator>
    <meta:document-statistic meta:table-count="1" meta:cell-count="281" meta:object-count="0"/>
  </office:meta>
</office:document-meta>
</file>